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43cm"/>
    </style:style>
    <style:style style:name="Tabel2.C" style:family="table-column">
      <style:table-column-properties style:column-width="7.011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1"/>
    </style:style>
    <style:style style:name="P3" style:family="paragraph" style:parent-style-name="Standard">
      <style:paragraph-properties fo:line-height="150%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9" style:family="paragraph" style:parent-style-name="Standard" style:list-style-name="L1">
      <style:text-properties style:font-name="Arial1"/>
    </style:style>
    <style:style style:name="P10" style:family="paragraph" style:parent-style-name="Standard">
      <style:paragraph-properties fo:line-height="150%"/>
      <style:text-properties style:font-name="Arial1"/>
    </style:style>
    <style:style style:name="P11" style:family="paragraph" style:parent-style-name="Standard">
      <style:paragraph-properties fo:line-height="150%"/>
      <style:text-properties style:use-window-font-color="true" style:font-name="arial" fo:language="da" fo:country="DK" fo:background-color="transparent"/>
    </style:style>
    <style:style style:name="P12" style:family="paragraph" style:parent-style-name="Standard">
      <style:paragraph-properties fo:line-height="150%"/>
      <style:text-properties style:use-window-font-color="true"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14" style:family="paragraph" style:parent-style-name="Standard">
      <style:paragraph-properties fo:line-height="150%"/>
    </style:style>
    <style:style style:name="P1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6" style:family="paragraph" style:parent-style-name="Normal" style:list-style-name="L3">
      <style:paragraph-properties fo:line-height="150%" fo:text-align="start" style:justify-single-word="false"/>
    </style:style>
    <style:style style:name="P1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1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1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2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T1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2" style:family="text">
      <style:text-properties style:use-window-font-color="true" style:font-name="Arial1" fo:font-size="12pt" style:font-size-asian="12pt" style:font-size-complex="12pt"/>
    </style:style>
    <style:style style:name="T3" style:family="text">
      <style:text-properties style:use-window-font-color="true" style:font-name="arial" fo:language="da" fo:country="DK" fo:background-color="transparent"/>
    </style:style>
    <style:style style:name="T4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da" fo:country="DK" fo:background-color="transparent"/>
    </style:style>
    <style:style style:name="T7" style:family="text">
      <style:text-properties style:font-name="arial" fo:language="da" fo:country="DK" fo:font-style="normal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font-name="arial" fo:language="da" fo:country="DK" fo:font-weight="normal" fo:background-color="transparent" style:font-weight-asian="normal" style:font-style-complex="normal" style:font-weight-complex="normal"/>
    </style:style>
    <style:style style:name="T9" style:family="text">
      <style:text-properties style:font-name="arial" fo:language="da" fo:country="DK" fo:font-weight="normal" fo:background-color="transparent" style:font-weight-asian="normal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2">3.2.1 </text:span><text:bookmark-start text:name="_Toc253128840"/><text:bookmark-start text:name="_Toc253130836"/><text:bookmark-start text:name="_Toc253130914"/><text:span text:style-name="T2">Use Case 12: </text:span><text:bookmark-end text:name="_Toc253128840"/><text:bookmark-end text:name="_Toc253130836"/><text:bookmark-end text:name="_Toc253130914"/><text:span text:style-name="T2">Se robot/simulator position.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<text:span text:style-name="Standardskrifttype_20_i_20_afsnit"><text:span text:style-name="T6">Brugergrænsefladen og main programmet er oppe og køre, samt befinder brugeren sig i simulator-fanen. </text:span></text:span></text:p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<text:span text:style-name="Standardskrifttype_20_i_20_afsnit"><text:span text:style-name="T6">Brugeren vil få en grafisk visning af robotten i simulatoren. </text:span></text:span></text:p>
          </table:table-cell>
        </table:table-row>
      </table:table>
      <text:p text:style-name="P5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6">TRIN</text:p>
            </table:table-cell>
            <table:table-cell table:style-name="Tabel13.B1" office:value-type="string">
              <text:p text:style-name="P6">Aktion/Input </text:p>
            </table:table-cell>
            <table:table-cell table:style-name="Tabel13.C1" office:value-type="string">
              <text:p text:style-name="P6">Forventet resultat</text:p>
            </table:table-cell>
            <table:table-cell table:style-name="Tabel13.D1" office:value-type="string">
              <text:p text:style-name="P7">CHK</text:p>
            </table:table-cell>
            <table:table-cell table:style-name="Tabel13.E1" office:value-type="string">
              <text:p text:style-name="P8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7241915" text:style-name="L1">
              <text:list-item>
                <text:p text:style-name="P9"/>
              </text:list-item>
            </text:list>
          </table:table-cell>
          <table:table-cell table:style-name="Tabel13.A1" office:value-type="string">
            <text:p text:style-name="P2">B<text:span text:style-name="T3">rugeren interagerer med brugergrænsefladen.</text:span></text:p>
          </table:table-cell>
          <table:table-cell table:style-name="Tabel13.A1" office:value-type="string">
            <text:p text:style-name="P2">Brugergrænsefladen viser simulator-vinduet og giver brugeren mulighed for at 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7573202" text:continue-numbering="true" text:style-name="L1">
              <text:list-item>
                <text:p text:style-name="P9"/>
              </text:list-item>
            </text:list>
          </table:table-cell>
          <table:table-cell table:style-name="Tabel13.A3" office:value-type="string">
            <text:p text:style-name="P11"><text:span text:style-name="Standardskrifttype_20_i_20_afsnit"><text:span text:style-name="T10">Brugeren kører en kommando fra en åbnet fil, således simulationen igangsættes. </text:span></text:span><text:s/></text:p>
          </table:table-cell>
          <table:table-cell table:style-name="Tabel13.A3" office:value-type="string">
            <text:p text:style-name="P3"><text:span text:style-name="Standardskrifttype_20_i_20_afsnit"><text:span text:style-name="T1">Robotten vil bevæge sig alt efter brugerens fil, samt opdateres tiden og positionen i brugergrænsefladen. 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12"><text:span text:style-name="Standardskrifttype_20_i_20_afsnit"><text:span text:style-name="T7"/></text:span></text:p>
      <text:p text:style-name="P1"><text:bookmark-start text:name="_Toc25312884111"/><text:span text:style-name="T5">Test case: </text:span><text:bookmark-end text:name="_Toc25312884111"/><text:span text:style-name="T5">Afvigelses forløb 2.1 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<text:span text:style-name="Standardskrifttype_20_i_20_afsnit"><text:span text:style-name="T6">Brugergrænsefladen og main programmet er oppe og køre, samt befinder brugeren sig i simulator-fanen. </text:span></text:span>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Brugeren får lavet en ny fil indeholdende en kommando, som laves i IDE-fanen, men køres i simulator-fanen.</text:p>
          </table:table-cell>
        </table:table-row>
      </table:table>
      <text:p text:style-name="P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6">TRIN</text:p>
            </table:table-cell>
            <table:table-cell table:style-name="Tabel2.B1" office:value-type="string">
              <text:p text:style-name="P6">Aktion/Input </text:p>
            </table:table-cell>
            <table:table-cell table:style-name="Tabel2.C1" office:value-type="string">
              <text:p text:style-name="P6">Forventet resultat</text:p>
            </table:table-cell>
            <table:table-cell table:style-name="Tabel2.D1" office:value-type="string">
              <text:p text:style-name="P7">CHK</text:p>
            </table:table-cell>
            <table:table-cell table:style-name="Tabel2.E1" office:value-type="string">
              <text:p text:style-name="P8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7404747" text:style-name="L3">
              <text:list-item text:start-value="1">
                <text:p text:style-name="P16"/>
              </text:list-item>
            </text:list>
          </table:table-cell>
          <table:table-cell table:style-name="Tabel2.A1" office:value-type="string">
            <text:p text:style-name="P4">Brugeren går til IDE-fanen og skriver en kommando i editoren.</text:p>
          </table:table-cell>
          <table:table-cell table:style-name="Tabel2.A1" office:value-type="string">
            <text:p text:style-name="P4">Der forekommer tekst i editoren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ext:soft-page-break/>
        <table:table-row table:style-name="Tabel2.1">
          <table:table-cell table:style-name="Tabel2.A3" office:value-type="string">
            <text:list xml:id="list37568596" text:continue-numbering="true" text:style-name="L3">
              <text:list-item>
                <text:p text:style-name="P16"/>
              </text:list-item>
            </text:list>
          </table:table-cell>
          <table:table-cell table:style-name="Tabel2.A3" office:value-type="string">
            <text:p text:style-name="P4">Brugeren gemmer filen med navnet ”SimulatorTest”. </text:p>
          </table:table-cell>
          <table:table-cell table:style-name="Tabel2.A3" office:value-type="string">
            <text:p text:style-name="P4">Der forekommer et vindue med at gemme filen, hvorved bruger gemmer filen under filnavnet.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7570341" text:continue-numbering="true" text:style-name="L3">
              <text:list-item>
                <text:p text:style-name="P16"/>
              </text:list-item>
            </text:list>
          </table:table-cell>
          <table:table-cell table:style-name="Tabel2.A3" office:value-type="string">
            <text:p text:style-name="P4">B<text:span text:style-name="Standardskrifttype_20_i_20_afsnit"><text:span text:style-name="T8">rugeren går tilbage til simulator-fanen og åbner filen ”SimulatorTest”</text:span></text:span></text:p>
          </table:table-cell>
          <table:table-cell table:style-name="Tabel2.A3" office:value-type="string">
            <text:p text:style-name="P4">Filens indhold bliver indlæst i simulatoren. 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7573028" text:continue-numbering="true" text:style-name="L3">
              <text:list-item>
                <text:p text:style-name="P16"/>
              </text:list-item>
            </text:list>
          </table:table-cell>
          <table:table-cell table:style-name="Tabel2.A3" office:value-type="string">
            <text:p text:style-name="P4">B<text:span text:style-name="Standardskrifttype_20_i_20_afsnit"><text:span text:style-name="T9">rugeren kører filen, således simulationen igangsættes. </text:span></text:span></text:p>
          </table:table-cell>
          <table:table-cell table:style-name="Tabel2.A3" office:value-type="string">
            <text:p text:style-name="P4">Robotten i simulatoren vil bevæge sig, og brugeren kan følge med i, hvad den gør. 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3"><text:span text:style-name="Standardskrifttype_20_i_20_afsni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Zeichenformat" style:num-suffix="." style:num-format="1">
        <style:list-level-properties text:space-before="0.635cm" text:min-label-width="0.635cm"/>
      </text:list-level-style-number>
      <text:list-level-style-number text:level="2" text:style-name="Zeichenformat" style:num-suffix="." style:num-format="a" style:num-letter-sync="true">
        <style:list-level-properties text:space-before="1.905cm" text:min-label-width="0.635cm"/>
      </text:list-level-style-number>
      <text:list-level-style-number text:level="3" text:style-name="Zeichenformat" style:num-suffix="." style:num-format="i">
        <style:list-level-properties text:min-label-width="3.81cm" fo:text-align="end"/>
      </text:list-level-style-number>
      <text:list-level-style-number text:level="4" text:style-name="Zeichenformat" style:num-suffix="." style:num-format="1">
        <style:list-level-properties text:space-before="4.445cm" text:min-label-width="0.635cm"/>
      </text:list-level-style-number>
      <text:list-level-style-number text:level="5" text:style-name="Zeichenformat" style:num-suffix="." style:num-format="a" style:num-letter-sync="true">
        <style:list-level-properties text:space-before="5.715cm" text:min-label-width="0.635cm"/>
      </text:list-level-style-number>
      <text:list-level-style-number text:level="6" text:style-name="Zeichenformat" style:num-suffix="." style:num-format="i">
        <style:list-level-properties text:min-label-width="7.62cm" fo:text-align="end"/>
      </text:list-level-style-number>
      <text:list-level-style-number text:level="7" text:style-name="Zeichenformat" style:num-suffix="." style:num-format="1">
        <style:list-level-properties text:space-before="8.255cm" text:min-label-width="0.635cm"/>
      </text:list-level-style-number>
      <text:list-level-style-number text:level="8" text:style-name="Zeichenformat" style:num-suffix="." style:num-format="a" style:num-letter-sync="true">
        <style:list-level-properties text:space-before="9.525cm" text:min-label-width="0.635cm"/>
      </text:list-level-style-number>
      <text:list-level-style-number text:level="9" text:style-name="Zeichenformat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5T17:42:31.35</dc:date>
    <meta:editing-duration>PT2H17M13S</meta:editing-duration>
    <meta:editing-cycles>22</meta:editing-cycles>
    <meta:generator>LibreOffice/3.5$Windows_x86 LibreOffice_project/dc9775d-05ecbee-0851ad3-1586698-727bf66</meta:generator>
    <meta:document-statistic meta:table-count="4" meta:image-count="0" meta:object-count="0" meta:page-count="2" meta:paragraph-count="33" meta:word-count="196" meta:character-count="1414" meta:non-whitespace-character-count="1237"/>
  </office:meta>
</office:document-meta>
</file>